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491f" officeooo:paragraph-rsid="001c49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 file creat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6:02:19.731000000</meta:creation-date>
    <dc:date>2024-10-23T16:02:27.812000000</dc:date>
    <meta:editing-duration>PT8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24.2.1.2$Windows_X86_64 LibreOffice_project/db4def46b0453cc22e2d0305797cf981b68ef5ac</meta:generator>
  </office:meta>
</office:document-meta>
</file>